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4" style:parent-style-name="Título1" style:family="paragraph">
      <style:text-properties fo:font-size="16pt" style:font-size-asian="16pt" style:font-size-complex="16pt"/>
    </style:style>
    <style:style style:name="P5" style:parent-style-name="Párrafodelista" style:family="paragraph">
      <style:text-properties fo:font-size="14pt" style:font-size-asian="14pt" style:font-size-complex="14pt"/>
    </style:style>
    <style:style style:name="P6" style:parent-style-name="Párrafodelista" style:family="paragraph">
      <style:text-properties fo:font-size="14pt" style:font-size-asian="14pt" style:font-size-complex="14pt"/>
    </style:style>
    <style:style style:name="P7" style:parent-style-name="Párrafodelista" style:family="paragraph"/>
    <style:style style:name="T8" style:parent-style-name="Fuentedepárrafopredeter." style:family="text">
      <style:text-properties fo:font-size="14pt" style:font-size-asian="14pt" style:font-size-complex="14pt" fo:language="en" fo:country="US"/>
    </style:style>
    <style:style style:name="P9" style:parent-style-name="Párrafodelista" style:family="paragraph"/>
    <style:style style:name="T10" style:parent-style-name="Fuentedepárrafopredeter." style:family="text">
      <style:text-properties fo:font-size="14pt" style:font-size-asian="14pt" style:font-size-complex="14pt" fo:language="en" fo:country="US"/>
    </style:style>
    <style:style style:name="P11" style:parent-style-name="Párrafodelista" style:family="paragraph"/>
    <style:style style:name="T12" style:parent-style-name="Fuentedepárrafopredeter." style:family="text">
      <style:text-properties fo:font-size="14pt" style:font-size-asian="14pt" style:font-size-complex="14pt" fo:language="en" fo:country="US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T15" style:parent-style-name="Fuentedepárrafopredeter." style:family="text">
      <style:text-properties fo:font-size="14pt" style:font-size-asian="14pt" style:font-size-complex="14pt"/>
    </style:style>
    <style:style style:name="T16" style:parent-style-name="Fuentedepárrafopredeter." style:family="text">
      <style:text-properties fo:font-size="14pt" style:font-size-asian="14pt" style:font-size-complex="14pt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/>
    </style:style>
    <style:style style:name="T19" style:parent-style-name="Fuentedepárrafopredeter." style:family="text">
      <style:text-properties fo:font-size="14pt" style:font-size-asian="14pt" style:font-size-complex="14pt"/>
    </style:style>
    <style:style style:name="T20" style:parent-style-name="Fuentedepárrafopredeter." style:family="text">
      <style:text-properties fo:color="#FF0000" fo:font-size="14pt" style:font-size-asian="14pt" style:font-size-complex="14pt"/>
    </style:style>
    <style:style style:name="P21" style:parent-style-name="Normal" style:family="paragraph">
      <style:paragraph-properties fo:text-indent="0.4916in"/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paragraph-properties fo:text-indent="0.4916in"/>
      <style:text-properties fo:font-size="14pt" style:font-size-asian="14pt" style:font-size-complex="14pt"/>
    </style:style>
    <style:style style:name="P25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26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27" style:parent-style-name="Normal" style:family="paragraph">
      <style:text-properties fo:font-size="14pt" style:font-size-asian="14pt" style:font-size-complex="14pt" fo:language="en" fo:country="US"/>
    </style:style>
    <style:style style:name="P28" style:parent-style-name="Normal" style:family="paragraph">
      <style:text-properties fo:font-size="14pt" style:font-size-asian="14pt" style:font-size-complex="14pt" fo:language="en" fo:country="US"/>
    </style:style>
    <style:style style:name="P29" style:parent-style-name="Normal" style:family="paragraph">
      <style:text-properties fo:font-size="14pt" style:font-size-asian="14pt" style:font-size-complex="14pt" fo:language="en" fo:country="US"/>
    </style:style>
    <style:style style:name="P30" style:parent-style-name="Normal" style:family="paragraph">
      <style:text-properties fo:font-size="14pt" style:font-size-asian="14pt" style:font-size-complex="14pt" fo:language="en" fo:country="US"/>
    </style:style>
    <style:style style:name="P31" style:parent-style-name="Normal" style:family="paragraph">
      <style:text-properties fo:font-size="14pt" style:font-size-asian="14pt" style:font-size-complex="14pt" fo:language="en" fo:country="US"/>
    </style:style>
    <style:style style:name="P32" style:parent-style-name="Normal" style:family="paragraph">
      <style:text-properties fo:font-size="14pt" style:font-size-asian="14pt" style:font-size-complex="14pt" fo:language="en" fo:country="US"/>
    </style:style>
    <style:style style:name="P33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 fo:language="en" fo:country="US"/>
    </style:style>
    <style:style style:name="P34" style:parent-style-name="Normal" style:family="paragraph">
      <style:paragraph-properties fo:text-indent="0.4916in"/>
    </style:style>
    <style:style style:name="T35" style:parent-style-name="Fuentedepárrafopredeter." style:family="text">
      <style:text-properties fo:font-size="14pt" style:font-size-asian="14pt" style:font-size-complex="14pt" fo:language="en" fo:country="US"/>
    </style:style>
    <style:style style:name="T36" style:parent-style-name="Fuentedepárrafopredeter." style:family="text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46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47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48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49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T50" style:parent-style-name="Fuentedepárrafopredeter." style:family="text">
      <style:text-properties fo:font-size="14pt" style:font-size-asian="14pt" style:font-size-complex="14pt"/>
    </style:style>
    <style:style style:name="T51" style:parent-style-name="Fuentedepárrafopredeter." style:family="text">
      <style:text-properties fo:font-size="14pt" style:font-size-asian="14pt" style:font-size-complex="14pt" fo:language="en" fo:country="US"/>
    </style:style>
    <style:style style:name="P52" style:parent-style-name="Normal" style:family="paragraph">
      <style:text-properties fo:font-size="14pt" style:font-size-asian="14pt" style:font-size-complex="14pt" fo:language="en" fo:country="US"/>
    </style:style>
    <style:style style:name="P53" style:parent-style-name="Normal" style:family="paragraph">
      <style:text-properties fo:font-size="14pt" style:font-size-asian="14pt" style:font-size-complex="14pt" fo:language="en" fo:country="US"/>
    </style:style>
    <style:style style:name="P54" style:parent-style-name="Normal" style:family="paragraph">
      <style:text-properties fo:font-size="14pt" style:font-size-asian="14pt" style:font-size-complex="14pt" fo:language="en" fo:country="US"/>
    </style:style>
    <style:style style:name="P55" style:parent-style-name="Normal" style:family="paragraph">
      <style:text-properties fo:font-size="14pt" style:font-size-asian="14pt" style:font-size-complex="14pt" fo:language="en" fo:country="US"/>
    </style:style>
    <style:style style:name="P56" style:parent-style-name="Normal" style:family="paragraph">
      <style:text-properties fo:font-size="14pt" style:font-size-asian="14pt" style:font-size-complex="14pt" fo:language="en" fo:country="US"/>
    </style:style>
    <style:style style:name="P57" style:parent-style-name="Normal" style:family="paragraph">
      <style:text-properties fo:font-size="14pt" style:font-size-asian="14pt" style:font-size-complex="14pt" fo:language="en" fo:country="US"/>
    </style:style>
    <style:style style:name="P58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59" style:parent-style-name="Normal" style:family="paragraph">
      <style:text-properties fo:font-size="14pt" style:font-size-asian="14pt" style:font-size-complex="14pt" fo:language="en" fo:country="US"/>
    </style:style>
    <style:style style:name="P60" style:parent-style-name="Normal" style:family="paragraph">
      <style:text-properties fo:font-size="14pt" style:font-size-asian="14pt" style:font-size-complex="14pt" fo:language="en" fo:country="US"/>
    </style:style>
    <style:style style:name="P61" style:parent-style-name="Normal" style:family="paragraph">
      <style:text-properties fo:font-size="14pt" style:font-size-asian="14pt" style:font-size-complex="14pt" fo:language="en" fo:country="US"/>
    </style:style>
    <style:style style:name="P62" style:parent-style-name="Normal" style:family="paragraph">
      <style:text-properties fo:font-size="14pt" style:font-size-asian="14pt" style:font-size-complex="14pt" fo:language="en" fo:country="US"/>
    </style:style>
    <style:style style:name="P63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64" style:parent-style-name="Normal" style:family="paragraph">
      <style:text-properties fo:font-size="14pt" style:font-size-asian="14pt" style:font-size-complex="14pt" fo:language="en" fo:country="US"/>
    </style:style>
    <style:style style:name="P65" style:parent-style-name="Normal" style:family="paragraph">
      <style:text-properties fo:font-size="14pt" style:font-size-asian="14pt" style:font-size-complex="14pt" fo:language="en" fo:country="US"/>
    </style:style>
    <style:style style:name="P66" style:parent-style-name="Normal" style:family="paragraph">
      <style:text-properties fo:font-size="14pt" style:font-size-asian="14pt" style:font-size-complex="14pt" fo:language="en" fo:country="US"/>
    </style:style>
    <style:style style:name="P67" style:parent-style-name="Normal" style:family="paragraph">
      <style:text-properties fo:font-size="14pt" style:font-size-asian="14pt" style:font-size-complex="14pt" fo:language="en" fo:country="US"/>
    </style:style>
    <style:style style:name="P68" style:parent-style-name="Normal" style:family="paragraph">
      <style:text-properties fo:font-size="14pt" style:font-size-asian="14pt" style:font-size-complex="14pt" fo:language="en" fo:country="US"/>
    </style:style>
    <style:style style:name="P69" style:parent-style-name="Normal" style:family="paragraph">
      <style:text-properties fo:font-size="14pt" style:font-size-asian="14pt" style:font-size-complex="14pt" fo:language="en" fo:country="US"/>
    </style:style>
    <style:style style:name="P70" style:parent-style-name="Normal" style:family="paragraph">
      <style:text-properties fo:font-size="14pt" style:font-size-asian="14pt" style:font-size-complex="14pt" fo:language="en" fo:country="US"/>
    </style:style>
    <style:style style:name="P71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72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73" style:parent-style-name="Normal" style:family="paragraph">
      <style:text-properties fo:font-size="14pt" style:font-size-asian="14pt" style:font-size-complex="14pt" fo:language="en" fo:country="US"/>
    </style:style>
    <style:style style:name="P74" style:parent-style-name="Normal" style:family="paragraph">
      <style:text-properties fo:font-size="14pt" style:font-size-asian="14pt" style:font-size-complex="14pt" fo:language="en" fo:country="US"/>
    </style:style>
    <style:style style:name="P75" style:parent-style-name="Normal" style:family="paragraph">
      <style:text-properties fo:font-size="14pt" style:font-size-asian="14pt" style:font-size-complex="14pt" fo:language="en" fo:country="US"/>
    </style:style>
    <style:style style:name="P76" style:parent-style-name="Normal" style:family="paragraph">
      <style:text-properties fo:font-size="14pt" style:font-size-asian="14pt" style:font-size-complex="14pt" fo:language="en" fo:country="US"/>
    </style:style>
    <style:style style:name="P77" style:parent-style-name="Normal" style:family="paragraph">
      <style:text-properties fo:font-size="14pt" style:font-size-asian="14pt" style:font-size-complex="14pt" fo:language="en" fo:country="US"/>
    </style:style>
    <style:style style:name="P78" style:parent-style-name="Normal" style:family="paragraph">
      <style:text-properties fo:font-size="14pt" style:font-size-asian="14pt" style:font-size-complex="14pt" fo:language="en" fo:country="US"/>
    </style:style>
    <style:style style:name="P79" style:parent-style-name="Normal" style:family="paragraph">
      <style:text-properties fo:font-size="14pt" style:font-size-asian="14pt" style:font-size-complex="14pt" fo:language="en" fo:country="US"/>
    </style:style>
    <style:style style:name="P80" style:parent-style-name="Normal" style:family="paragraph">
      <style:text-properties fo:font-size="14pt" style:font-size-asian="14pt" style:font-size-complex="14pt" fo:language="en" fo:country="US"/>
    </style:style>
    <style:style style:name="P81" style:parent-style-name="Normal" style:family="paragraph">
      <style:text-properties fo:font-size="14pt" style:font-size-asian="14pt" style:font-size-complex="14pt" fo:language="en" fo:country="US"/>
    </style:style>
    <style:style style:name="P82" style:parent-style-name="Normal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Base datos Maleteo</text:p>
      <text:p text:style-name="P2">Nomenclatura:<text:s/></text:p>
      <text:p text:style-name="P3">Todos los campos van en minusculas</text:p>
      <text:h text:style-name="P4" text:outline-level="1">Collections</text:h>
      <text:list text:style-name="LFO2" text:continue-numbering="true">
        <text:list-item>
          <text:p text:style-name="P5">.users</text:p>
        </text:list-item>
        <text:list-item>
          <text:p text:style-name="P6">guardians</text:p>
        </text:list-item>
        <text:list-item>
          <text:p text:style-name="P7"><text:span text:style-name="T8">experiences</text:span></text:p>
        </text:list-item>
        <text:list-item>
          <text:p text:style-name="P9"><text:span text:style-name="T10">blog</text:span></text:p>
        </text:list-item>
        <text:list-item>
          <text:p text:style-name="P11"><text:span text:style-name="T12">reservations</text:span></text:p>
        </text:list-item>
      </text:list>
      <text:p text:style-name="Normal"/>
      <text:p text:style-name="P13">users{</text:p>
      <text:p text:style-name="P14"><text:tab/>_id:&lt;ObjectIDusers&gt;,<text:s text:c="4"/>//lo pone el sistema</text:p>
      <text:p text:style-name="Normal"><text:span text:style-name="T15"><text:s text:c="3"/></text:span><text:span text:style-name="T16"><text:tab/></text:span><text:span text:style-name="T17">Idu: &lt;number&gt;</text:span><text:span text:style-name="T18">,</text:span><text:span text:style-name="T19"><text:s text:c="4"/>//único ¡</text:span><text:span text:style-name="T20">quizas no sea necesario</text:span></text:p>
      <text:p text:style-name="P21">name: &lt;string&gt;,<text:s/><text:s text:c="3"/>//minimo de 5 a 10 caracter</text:p>
      <text:p text:style-name="P22"><text:tab/>surname:&lt;string&gt;<text:s/>,<text:s text:c="4"/></text:p>
      <text:p text:style-name="P23"><text:tab/>email:&lt;string&gt;,<text:s text:c="3"/>//tiene que tener el simbolo<text:s/>@. UNICO</text:p>
      <text:p text:style-name="P24"><text:s/>password:&lt;string&gt;<text:s/>,<text:s text:c="2"/>//dato encriptado</text:p>
      <text:p text:style-name="P25">birthdate: date,<text:s text:c="5"/>//format yyyy-mm-dd</text:p>
      <text:p text:style-name="P26">guardian: false or true //</text:p>
      <text:p text:style-name="P27">}</text:p>
      <text:p text:style-name="P28"/>
      <text:p text:style-name="P29">guardians{</text:p>
      <text:p text:style-name="P30"><text:tab/>_id:&lt;objectidGuardian&gt;,<text:s/>//put by the systems</text:p>
      <text:p text:style-name="P31"><text:tab/>user_id:&lt;ObjectIDusers&gt;,</text:p>
      <text:p text:style-name="P32"><text:tab/>espacios:[</text:p>
      <text:p text:style-name="P33">{</text:p>
      <text:p text:style-name="P34"><text:span text:style-name="T35"><text:tab/></text:span><text:span text:style-name="T36">Titulo:&lt;string&gt;</text:span></text:p>
      <text:p text:style-name="P37"><text:tab/><text:tab/><text:tab/>ciudad:&lt;string&gt;,<text:s text:c="2"/>//DUDA</text:p>
      <text:p text:style-name="P38"><text:tab/><text:tab/><text:tab/>ubicacion: &lt;string&gt;, <text:s text:c="3"/>//calle y numero</text:p>
      <text:p text:style-name="P39"><text:tab/><text:tab/><text:tab/>guardiana: &lt;string&gt; <text:s text:c="3"/>//debería ser el nombre de usuario o no</text:p>
      <text:p text:style-name="P40"><text:tab/><text:tab/><text:tab/>fotos: [</text:p>
      <text:p text:style-name="P41"><text:tab/><text:tab/><text:tab/><text:tab/><text:tab/>url_photos:&lt;string&gt; // <text:s/>lo ponemos en la web</text:p>
      <text:p text:style-name="P42"><text:tab/><text:tab/><text:tab/><text:tab/>]</text:p>
      <text:p text:style-name="P43"><text:tab/><text:tab/><text:tab/>propiedad: string<text:s text:c="3"/><text:s/>//lista: casa, hotel, establecimiento</text:p>
      <text:p text:style-name="P44"><text:tab/><text:tab/><text:tab/>espacio:string <text:s text:c="8"/>//lista: Habitacion, Hall,Trastero, buhardilla, garaje</text:p>
      <text:p text:style-name="P45">locker:<text:s/>&lt;string&gt; <text:s text:c="4"/>//<text:s/>“el salón de su casa será el lugar ideoneo para alojar tus maletas”</text:p>
      <text:p text:style-name="P46">disponibilidad: &lt;string&gt; //<text:s/>NO UTILIZAMOS A LA HORA DE FILTRAR</text:p>
      <text:p text:style-name="P47">servicios: &lt;string&gt; <text:s text:c="10"/>//descripción</text:p>
      <text:p text:style-name="P48">descuento:&lt;number&gt; <text:s text:c="3"/>//descuento en euros sobre el precio basico</text:p>
      <text:p text:style-name="P49">}</text:p>
      <text:p text:style-name="Normal"><text:span text:style-name="T50"><text:tab/></text:span><text:span text:style-name="T51">]</text:span></text:p>
      <text:p text:style-name="P52"/>
      <text:p text:style-name="P53">experiences{</text:p>
      <text:p text:style-name="P54"><text:tab/>_id:&lt;objectID&gt;<text:s text:c="6"/>//put by the systems</text:p>
      <text:p text:style-name="P55"><text:tab/>photo: url_photos</text:p>
      <text:p text:style-name="P56"><text:tab/>title:&lt;string&gt;</text:p>
      <text:p text:style-name="P57"><text:tab/>text:&lt;string&gt;</text:p>
      <text:p text:style-name="P58">rating:&lt;number&gt; <text:s text:c="5"/>//o to 5</text:p>
      <text:p text:style-name="P59">}</text:p>
      <text:p text:style-name="P60">blog{</text:p>
      <text:p text:style-name="P61"><text:tab/>_id:&lt;ObjectID&gt; <text:s text:c="3"/>////put by the systems</text:p>
      <text:p text:style-name="P62"><text:tab/>logo:url_logo<text:s/></text:p>
      <text:p text:style-name="P63">photo:url_photos</text:p>
      <text:p text:style-name="P64"><text:tab/>title:&lt;string&gt;</text:p>
      <text:p text:style-name="P65"><text:tab/>text: :&lt;string&gt;</text:p>
      <text:p text:style-name="P66">}</text:p>
      <text:p text:style-name="P67"/>
      <text:p text:style-name="P68">reservations{</text:p>
      <text:p text:style-name="P69"><text:tab/>_id:<text:s/>&lt;ObjectID&gt; <text:s text:c="3"/>//put by the systems</text:p>
      <text:p text:style-name="P70"><text:tab/>user_id:&lt;ObjectIDusers&gt;,</text:p>
      <text:p text:style-name="P71">guardian_id:&lt;objectidGuardian&gt;,</text:p>
      <text:p text:style-name="P72">deliver:&lt;date&gt; <text:s text:c="2"/>//format <text:s text:c="2"/>HH:MM <text:s/>YYYY-MM-DD <text:s text:c="7"/>fecha de entrega</text:p>
      <text:p text:style-name="P73"><text:tab/>removal:&lt;date&gt; <text:s text:c="2"/>//format <text:s text:c="2"/>HH:MM <text:s/>YYYY-MM-DD <text:s text:c="3"/>luggage removal fecha</text:p>
      <text:p text:style-name="P74"><text:tab/>pieces:&lt;number&gt; <text:s text:c="3"/>//numero de piezas</text:p>
      <text:p text:style-name="P75">}</text:p>
      <text:p text:style-name="P76"/>
      <text:p text:style-name="P77"/>
      <text:p text:style-name="P78"><text:tab/></text:p>
      <text:p text:style-name="P79"/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dor</meta:initial-creator>
    <dc:creator>Administrador</dc:creator>
    <meta:creation-date>2020-06-09T11:31:00Z</meta:creation-date>
    <dc:date>2020-06-09T16:09:00Z</dc:date>
    <meta:print-date>2020-06-09T16:08:00Z</meta:print-date>
    <meta:template xlink:href="Normal.dotm" xlink:type="simple"/>
    <meta:editing-cycles>3</meta:editing-cycles>
    <meta:editing-duration>PT16620S</meta:editing-duration>
    <meta:document-statistic meta:page-count="2" meta:paragraph-count="3" meta:word-count="272" meta:character-count="1765" meta:row-count="12" meta:non-whitespace-character-count="1496"/>
  </office:meta>
</office:document-meta>
</file>